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A0000028AFA39BD534E99934E.png" manifest:media-type="image/png"/>
  <manifest:file-entry manifest:full-path="Pictures/100000000000049A000002AF6D77D9A35C86D766.png" manifest:media-type="image/png"/>
  <manifest:file-entry manifest:full-path="Pictures/10000000000004720000021D0B8C617A19E151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-0.2598in" svg:y="-0.0236in" svg:width="6.9252in" svg:height="4.7984in" draw:z-index="2"><draw:image xlink:href="Pictures/10000000000003AA0000028AFA39BD534E99934E.png" xlink:type="simple" xlink:show="embed" xlink:actuate="onLoad" draw:mime-type="image/png"/></draw:frame></text:p>
      <text:p text:style-name="Standard"/>
      <text:p text:style-name="Standard"><draw:frame draw:style-name="fr1" draw:name="Image1" text:anchor-type="char" svg:x="0.2201in" svg:y="0.0598in" svg:width="6.9252in" svg:height="4.0382in" draw:z-index="0"><draw:image xlink:href="Pictures/100000000000049A000002AF6D77D9A35C86D766.png" xlink:type="simple" xlink:show="embed" xlink:actuate="onLoad" draw:mime-type="image/png"/></draw:frame></text:p>
      <text:p text:style-name="Standard"><draw:frame draw:style-name="fr1" draw:name="Image2" text:anchor-type="char" svg:x="-0.111in" svg:y="0.1201in" svg:width="6.9252in" svg:height="3.2917in" draw:z-index="1"><draw:image xlink:href="Pictures/10000000000004720000021D0B8C617A19E1515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9:48:44.172000000</meta:creation-date>
    <dc:date>2022-05-04T19:53:52.963000000</dc:date>
    <meta:editing-duration>PT5M11S</meta:editing-duration>
    <meta:editing-cycles>2</meta:editing-cycles>
    <meta:generator>LibreOffice/7.2.0.4$Windows_X86_64 LibreOffice_project/9a9c6381e3f7a62afc1329bd359cc48accb6435b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